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CBC SPEED RATIO classic interface" draw:style-name="gr1" draw:text-style-name="P1" svg:width="159.97mm" svg:height="90.04mm" svg:x="1.1mm" svg:y="23.38mm">
            <draw:object draw:notify-on-update-of-ranges="Foglio1.A1:Foglio1.A1 Foglio1.A2:Foglio1.A5 Foglio1.B1:Foglio1.B1 Foglio1.B2:Foglio1.B5 Foglio1.C1:Foglio1.C1 Foglio1.C2:Foglio1.C5 Foglio1.D1:Foglio1.D1 Foglio1.D2:Foglio1.D5 Foglio1.E1:Foglio1.E1 Foglio1.E2:Foglio1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0mm" svg:y="141.04mm">
            <draw:object draw:notify-on-update-of-ranges="Foglio1.A27:Foglio1.A27 Foglio1.A28:Foglio1.A31 Foglio1.B27:Foglio1.B27 Foglio1.B28:Foglio1.B31 Foglio1.C27:Foglio1.C27 Foglio1.C28:Foglio1.C31 Foglio1.D27:Foglio1.D27 Foglio1.D28:Foglio1.D31 Foglio1.E27:Foglio1.E27 Foglio1.E28:Foglio1.E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0mm" svg:y="280.7mm">
            <draw:object draw:notify-on-update-of-ranges="Foglio1.A55:Foglio1.A55 Foglio1.A56:Foglio1.A59 Foglio1.B55:Foglio1.B55 Foglio1.B56:Foglio1.B59 Foglio1.C55:Foglio1.C55 Foglio1.C56:Foglio1.C59 Foglio1.D55:Foglio1.D55 Foglio1.D56:Foglio1.D59 Foglio1.E55:Foglio1.E55 Foglio1.E56:Foglio1.E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5"/>
          <table:table-cell table:style-name="ce5" office:value-type="string" calcext:value-type="string">
            <text:p>AES</text:p>
          </table:table-cell>
          <table:table-cell table:style-name="ce5" office:value-type="string" calcext:value-type="string">
            <text:p>DES</text:p>
          </table:table-cell>
          <table:table-cell table:style-name="ce5" office:value-type="string" calcext:value-type="string">
            <text:p>Blowfish</text:p>
          </table:table-cell>
          <table:table-cell table:style-name="ce5" office:value-type="string" calcext:value-type="string">
            <text:p>RC2</text:p>
          </table:table-cell>
        </table:table-row>
        <table:table-row table:style-name="ro1">
          <table:table-cell table:style-name="ce5" office:value-type="string" calcext:value-type="string">
            <text:p>1MB</text:p>
          </table:table-cell>
          <table:table-cell office:value-type="float" office:value="0.739145" calcext:value-type="float">
            <text:p>0,739145</text:p>
          </table:table-cell>
          <table:table-cell office:value-type="float" office:value="1.073777" calcext:value-type="float">
            <text:p>1,073777</text:p>
          </table:table-cell>
          <table:table-cell office:value-type="float" office:value="1.084096" calcext:value-type="float">
            <text:p>1,084096</text:p>
          </table:table-cell>
          <table:table-cell office:value-type="float" office:value="1.507113" calcext:value-type="float">
            <text:p>1,507113</text:p>
          </table:table-cell>
        </table:table-row>
        <table:table-row table:style-name="ro1">
          <table:table-cell table:style-name="ce5" office:value-type="string" calcext:value-type="string">
            <text:p>10MB</text:p>
          </table:table-cell>
          <table:table-cell table:style-name="ce6" office:value-type="float" office:value="0.739228" calcext:value-type="float">
            <text:p>0,739228</text:p>
          </table:table-cell>
          <table:table-cell office:value-type="float" office:value="1.072056" calcext:value-type="float">
            <text:p>1,072056</text:p>
          </table:table-cell>
          <table:table-cell office:value-type="float" office:value="1.126103" calcext:value-type="float">
            <text:p>1,126103</text:p>
          </table:table-cell>
          <table:table-cell office:value-type="float" office:value="1.493262" calcext:value-type="float">
            <text:p>1,493262</text:p>
          </table:table-cell>
        </table:table-row>
        <table:table-row table:style-name="ro1">
          <table:table-cell table:style-name="ce5" office:value-type="string" calcext:value-type="string">
            <text:p>100MB</text:p>
          </table:table-cell>
          <table:table-cell office:value-type="float" office:value="0.715951" calcext:value-type="float">
            <text:p>0,715951</text:p>
          </table:table-cell>
          <table:table-cell office:value-type="float" office:value="1.075367" calcext:value-type="float">
            <text:p>1,075367</text:p>
          </table:table-cell>
          <table:table-cell office:value-type="float" office:value="1.135241" calcext:value-type="float">
            <text:p>1,135241</text:p>
          </table:table-cell>
          <table:table-cell office:value-type="float" office:value="1.519971" calcext:value-type="float">
            <text:p>1,519971</text:p>
          </table:table-cell>
        </table:table-row>
        <table:table-row table:style-name="ro1">
          <table:table-cell table:style-name="ce5" office:value-type="string" calcext:value-type="string">
            <text:p>300MB</text:p>
          </table:table-cell>
          <table:table-cell office:value-type="float" office:value="0.715991" calcext:value-type="float">
            <text:p>0,715991</text:p>
          </table:table-cell>
          <table:table-cell office:value-type="float" office:value="1.063925" calcext:value-type="float">
            <text:p>1,063925</text:p>
          </table:table-cell>
          <table:table-cell office:value-type="float" office:value="1.135508" calcext:value-type="float">
            <text:p>1,135508</text:p>
          </table:table-cell>
          <table:table-cell office:value-type="float" office:value="1.521507" calcext:value-type="float">
            <text:p>1,521507</text:p>
          </table:table-cell>
        </table:table-row>
        <table:table-row table:style-name="ro1">
          <table:table-cell table:number-columns-repeated="2"/>
          <table:table-cell table:style-name="ce5" table:number-columns-repeated="3"/>
        </table:table-row>
        <table:table-row table:style-name="ro1" table:number-rows-repeated="20">
          <table:table-cell table:number-columns-repeated="5"/>
        </table:table-row>
        <table:table-row table:style-name="ro1">
          <table:table-cell table:style-name="ce5"/>
          <table:table-cell table:style-name="ce5" office:value-type="string" calcext:value-type="string">
            <text:p>AES</text:p>
          </table:table-cell>
          <table:table-cell table:style-name="ce5" office:value-type="string" calcext:value-type="string">
            <text:p>DES</text:p>
          </table:table-cell>
          <table:table-cell table:style-name="ce5" office:value-type="string" calcext:value-type="string">
            <text:p>Blowfish</text:p>
          </table:table-cell>
          <table:table-cell table:style-name="ce5" office:value-type="string" calcext:value-type="string">
            <text:p>RC2</text:p>
          </table:table-cell>
        </table:table-row>
        <table:table-row table:style-name="ro1">
          <table:table-cell table:style-name="ce5" office:value-type="string" calcext:value-type="string">
            <text:p>1MB</text:p>
          </table:table-cell>
          <table:table-cell office:value-type="float" office:value="0.721351" calcext:value-type="float">
            <text:p>0,721351</text:p>
          </table:table-cell>
          <table:table-cell office:value-type="float" office:value="1.024527" calcext:value-type="float">
            <text:p>1,024527</text:p>
          </table:table-cell>
          <table:table-cell office:value-type="float" office:value="0.997481" calcext:value-type="float">
            <text:p>0,997481</text:p>
          </table:table-cell>
          <table:table-cell office:value-type="float" office:value="1.462791" calcext:value-type="float">
            <text:p>1,462791</text:p>
          </table:table-cell>
        </table:table-row>
        <table:table-row table:style-name="ro1">
          <table:table-cell table:style-name="ce5" office:value-type="string" calcext:value-type="string">
            <text:p>10MB</text:p>
          </table:table-cell>
          <table:table-cell table:style-name="ce6" office:value-type="float" office:value="0.710801" calcext:value-type="float">
            <text:p>0,710801</text:p>
          </table:table-cell>
          <table:table-cell office:value-type="float" office:value="1.022963" calcext:value-type="float">
            <text:p>1,022963</text:p>
          </table:table-cell>
          <table:table-cell office:value-type="float" office:value="1.004518" calcext:value-type="float">
            <text:p>1,004518</text:p>
          </table:table-cell>
          <table:table-cell office:value-type="float" office:value="1.463329" calcext:value-type="float">
            <text:p>1,463329</text:p>
          </table:table-cell>
        </table:table-row>
        <table:table-row table:style-name="ro1">
          <table:table-cell table:style-name="ce5" office:value-type="string" calcext:value-type="string">
            <text:p>100MB</text:p>
          </table:table-cell>
          <table:table-cell office:value-type="float" office:value="0.70748" calcext:value-type="float">
            <text:p>0,70748</text:p>
          </table:table-cell>
          <table:table-cell office:value-type="float" office:value="1.025061" calcext:value-type="float">
            <text:p>1,025061</text:p>
          </table:table-cell>
          <table:table-cell office:value-type="float" office:value="1.001714" calcext:value-type="float">
            <text:p>1,001714</text:p>
          </table:table-cell>
          <table:table-cell office:value-type="float" office:value="1.467971" calcext:value-type="float">
            <text:p>1,467971</text:p>
          </table:table-cell>
        </table:table-row>
        <table:table-row table:style-name="ro1">
          <table:table-cell table:style-name="ce5" office:value-type="string" calcext:value-type="string">
            <text:p>300MB</text:p>
          </table:table-cell>
          <table:table-cell office:value-type="float" office:value="0.710685" calcext:value-type="float">
            <text:p>0,710685</text:p>
          </table:table-cell>
          <table:table-cell office:value-type="float" office:value="1.019137" calcext:value-type="float">
            <text:p>1,019137</text:p>
          </table:table-cell>
          <table:table-cell office:value-type="float" office:value="1.003086" calcext:value-type="float">
            <text:p>1,003086</text:p>
          </table:table-cell>
          <table:table-cell office:value-type="float" office:value="1.468977" calcext:value-type="float">
            <text:p>1,468977</text:p>
          </table:table-cell>
        </table:table-row>
        <table:table-row table:style-name="ro1" table:number-rows-repeated="23">
          <table:table-cell table:number-columns-repeated="5"/>
        </table:table-row>
        <table:table-row table:style-name="ro1">
          <table:table-cell table:style-name="ce5"/>
          <table:table-cell table:style-name="ce5" office:value-type="string" calcext:value-type="string">
            <text:p>AES</text:p>
          </table:table-cell>
          <table:table-cell table:style-name="ce5" office:value-type="string" calcext:value-type="string">
            <text:p>DES</text:p>
          </table:table-cell>
          <table:table-cell table:style-name="ce5" office:value-type="string" calcext:value-type="string">
            <text:p>Blowfish</text:p>
          </table:table-cell>
          <table:table-cell table:style-name="ce5" office:value-type="string" calcext:value-type="string">
            <text:p>RC2</text:p>
          </table:table-cell>
        </table:table-row>
        <table:table-row table:style-name="ro1">
          <table:table-cell table:style-name="ce5" office:value-type="string" calcext:value-type="string">
            <text:p>1MB</text:p>
          </table:table-cell>
          <table:table-cell office:value-type="float" office:value="1.003886" calcext:value-type="float">
            <text:p>1,003886</text:p>
          </table:table-cell>
          <table:table-cell office:value-type="float" office:value="1.001006" calcext:value-type="float">
            <text:p>1,001006</text:p>
          </table:table-cell>
          <table:table-cell office:value-type="float" office:value="0.993306" calcext:value-type="float">
            <text:p>0,993306</text:p>
          </table:table-cell>
          <table:table-cell office:value-type="float" office:value="1.002142" calcext:value-type="float">
            <text:p>1,002142</text:p>
          </table:table-cell>
        </table:table-row>
        <table:table-row table:style-name="ro1">
          <table:table-cell table:style-name="ce5" office:value-type="string" calcext:value-type="string">
            <text:p>10MB</text:p>
          </table:table-cell>
          <table:table-cell table:style-name="ce6" office:value-type="float" office:value="0.922879" calcext:value-type="float">
            <text:p>0,922879</text:p>
          </table:table-cell>
          <table:table-cell office:value-type="float" office:value="0.999626" calcext:value-type="float">
            <text:p>0,999626</text:p>
          </table:table-cell>
          <table:table-cell office:value-type="float" office:value="1.004299" calcext:value-type="float">
            <text:p>1,004299</text:p>
          </table:table-cell>
          <table:table-cell office:value-type="float" office:value="0.999892" calcext:value-type="float">
            <text:p>0,999892</text:p>
          </table:table-cell>
        </table:table-row>
        <table:table-row table:style-name="ro1">
          <table:table-cell table:style-name="ce5" office:value-type="string" calcext:value-type="string">
            <text:p>100MB</text:p>
          </table:table-cell>
          <table:table-cell office:value-type="float" office:value="1.001393" calcext:value-type="float">
            <text:p>1,001393</text:p>
          </table:table-cell>
          <table:table-cell office:value-type="float" office:value="0.999837" calcext:value-type="float">
            <text:p>0,999837</text:p>
          </table:table-cell>
          <table:table-cell office:value-type="float" office:value="0.995701" calcext:value-type="float">
            <text:p>0,995701</text:p>
          </table:table-cell>
          <table:table-cell office:value-type="float" office:value="1.000167" calcext:value-type="float">
            <text:p>1,000167</text:p>
          </table:table-cell>
        </table:table-row>
        <table:table-row table:style-name="ro1">
          <table:table-cell table:style-name="ce5" office:value-type="string" calcext:value-type="string">
            <text:p>300MB</text:p>
          </table:table-cell>
          <table:table-cell office:value-type="float" office:value="0.95829" calcext:value-type="float">
            <text:p>0,95829</text:p>
          </table:table-cell>
          <table:table-cell office:value-type="float" office:value="0.957942" calcext:value-type="float">
            <text:p>0,957942</text:p>
          </table:table-cell>
          <table:table-cell office:value-type="float" office:value="0.945621" calcext:value-type="float">
            <text:p>0,945621</text:p>
          </table:table-cell>
          <table:table-cell office:value-type="float" office:value="0.984439" calcext:value-type="float">
            <text:p>0,9844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 style:data-style-name="N2" text:time-value="19:13:43.66106089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8:26:32.978522546</meta:creation-date>
    <meta:editing-duration>PT23M23S</meta:editing-duration>
    <meta:editing-cycles>6</meta:editing-cycles>
    <meta:generator>LibreOffice/6.0.7.3$Linux_X86_64 LibreOffice_project/00m0$Build-3</meta:generator>
    <dc:date>2019-11-03T19:54:08.405088210</dc:date>
    <meta:document-statistic meta:table-count="1" meta:cell-count="7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159cm" svg:y="0.316cm" chart:style-name="ch2">
          <text:p>CBC SPEED RATIO Classic Interface</text:p>
        </chart:title>
        <chart:subtitle svg:x="0cm" svg:y="0cm" chart:style-name="ch3">
          <text:p/>
        </chart:subtitle>
        <chart:legend chart:legend-position="end" svg:x="13.358cm" svg:y="3.456cm" style:legend-expansion="high" chart:style-name="ch4"/>
        <chart:plot-area chart:style-name="ch5" table:cell-range-address="Foglio1.A1:Foglio1.E5" chart:data-source-has-labels="both" svg:x="0.319cm" svg:y="1.275cm" svg:width="12.72cm" svg:height="7.55cm">
          <chartooo:coordinate-region svg:x="1.046cm" svg:y="1.474cm" svg:width="11.449cm" svg:height="6.704cm"/>
          <chart:axis chart:dimension="x" chart:name="primary-x" chart:style-name="ch6" chartooo:axis-type="auto">
            <chartooo:date-scale/>
            <chart:categories table:cell-range-address="Foglio1.A2:Foglio1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oglio1.B2:Foglio1.B5" chart:label-cell-address="Foglio1.B1:Foglio1.B1" chart:class="chart:line">
            <chart:data-point chart:repeated="4"/>
          </chart:series>
          <chart:series chart:style-name="ch9" chart:values-cell-range-address="Foglio1.C2:Foglio1.C5" chart:label-cell-address="Foglio1.C1:Foglio1.C1" chart:class="chart:line">
            <chart:data-point chart:repeated="4"/>
          </chart:series>
          <chart:series chart:style-name="ch10" chart:values-cell-range-address="Foglio1.D2:Foglio1.D5" chart:label-cell-address="Foglio1.D1:Foglio1.D1" chart:class="chart:line">
            <chart:data-point chart:repeated="4"/>
          </chart:series>
          <chart:series chart:style-name="ch11" chart:values-cell-range-address="Foglio1.E2:Foglio1.E5" chart:label-cell-address="Foglio1.E1:Foglio1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ES</text:p>
                <draw:g>
                  <svg:desc>Foglio1.B1:Foglio1.B1</svg:desc>
                </draw:g>
              </table:table-cell>
              <table:table-cell office:value-type="string">
                <text:p>DES</text:p>
                <draw:g>
                  <svg:desc>Foglio1.C1:Foglio1.C1</svg:desc>
                </draw:g>
              </table:table-cell>
              <table:table-cell office:value-type="string">
                <text:p>Blowfish</text:p>
                <draw:g>
                  <svg:desc>Foglio1.D1:Foglio1.D1</svg:desc>
                </draw:g>
              </table:table-cell>
              <table:table-cell office:value-type="string">
                <text:p>RC2</text:p>
                <draw:g>
                  <svg:desc>Foglio1.E1:Foglio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MB</text:p>
                <draw:g>
                  <svg:desc>Foglio1.A2:Foglio1.A5</svg:desc>
                </draw:g>
              </table:table-cell>
              <table:table-cell office:value-type="float" office:value="0.739145">
                <text:p>0.739145</text:p>
                <draw:g>
                  <svg:desc>Foglio1.B2:Foglio1.B5</svg:desc>
                </draw:g>
              </table:table-cell>
              <table:table-cell office:value-type="float" office:value="1.073777">
                <text:p>1.073777</text:p>
                <draw:g>
                  <svg:desc>Foglio1.C2:Foglio1.C5</svg:desc>
                </draw:g>
              </table:table-cell>
              <table:table-cell office:value-type="float" office:value="1.084096">
                <text:p>1.084096</text:p>
                <draw:g>
                  <svg:desc>Foglio1.D2:Foglio1.D5</svg:desc>
                </draw:g>
              </table:table-cell>
              <table:table-cell office:value-type="float" office:value="1.507113">
                <text:p>1.507113</text:p>
                <draw:g>
                  <svg:desc>Foglio1.E2:Foglio1.E5</svg:desc>
                </draw:g>
              </table:table-cell>
            </table:table-row>
            <table:table-row>
              <table:table-cell office:value-type="string">
                <text:p>10MB</text:p>
              </table:table-cell>
              <table:table-cell office:value-type="float" office:value="0.739228">
                <text:p>0.739228</text:p>
              </table:table-cell>
              <table:table-cell office:value-type="float" office:value="1.072056">
                <text:p>1.072056</text:p>
              </table:table-cell>
              <table:table-cell office:value-type="float" office:value="1.126103">
                <text:p>1.126103</text:p>
              </table:table-cell>
              <table:table-cell office:value-type="float" office:value="1.493262">
                <text:p>1.493262</text:p>
              </table:table-cell>
            </table:table-row>
            <table:table-row>
              <table:table-cell office:value-type="string">
                <text:p>100MB</text:p>
              </table:table-cell>
              <table:table-cell office:value-type="float" office:value="0.715951">
                <text:p>0.715951</text:p>
              </table:table-cell>
              <table:table-cell office:value-type="float" office:value="1.075367">
                <text:p>1.075367</text:p>
              </table:table-cell>
              <table:table-cell office:value-type="float" office:value="1.135241">
                <text:p>1.135241</text:p>
              </table:table-cell>
              <table:table-cell office:value-type="float" office:value="1.519971">
                <text:p>1.519971</text:p>
              </table:table-cell>
            </table:table-row>
            <table:table-row>
              <table:table-cell office:value-type="string">
                <text:p>300MB</text:p>
              </table:table-cell>
              <table:table-cell office:value-type="float" office:value="0.715991">
                <text:p>0.715991</text:p>
              </table:table-cell>
              <table:table-cell office:value-type="float" office:value="1.063925">
                <text:p>1.063925</text:p>
              </table:table-cell>
              <table:table-cell office:value-type="float" office:value="1.135508">
                <text:p>1.135508</text:p>
              </table:table-cell>
              <table:table-cell office:value-type="float" office:value="1.521507">
                <text:p>1.5215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4.172cm" svg:y="0.316cm" chart:style-name="ch2">
          <text:p>ECB SPEED RATIO Classic Interface</text:p>
        </chart:title>
        <chart:legend chart:legend-position="end" svg:x="13.358cm" svg:y="3.456cm" style:legend-expansion="high" chart:style-name="ch3"/>
        <chart:plot-area chart:style-name="ch4" table:cell-range-address="Foglio1.A27:Foglio1.E31" chart:data-source-has-labels="both" svg:x="0.319cm" svg:y="1.275cm" svg:width="12.72cm" svg:height="7.55cm">
          <chartooo:coordinate-region svg:x="1.046cm" svg:y="1.474cm" svg:width="11.449cm" svg:height="6.704cm"/>
          <chart:axis chart:dimension="x" chart:name="primary-x" chart:style-name="ch5" chartooo:axis-type="auto">
            <chartooo:date-scale/>
            <chart:categories table:cell-range-address="Foglio1.A28:Foglio1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28:Foglio1.B31" chart:label-cell-address="Foglio1.B27:Foglio1.B27" chart:class="chart:line">
            <chart:data-point chart:repeated="4"/>
          </chart:series>
          <chart:series chart:style-name="ch8" chart:values-cell-range-address="Foglio1.C28:Foglio1.C31" chart:label-cell-address="Foglio1.C27:Foglio1.C27" chart:class="chart:line">
            <chart:data-point chart:repeated="4"/>
          </chart:series>
          <chart:series chart:style-name="ch9" chart:values-cell-range-address="Foglio1.D28:Foglio1.D31" chart:label-cell-address="Foglio1.D27:Foglio1.D27" chart:class="chart:line">
            <chart:data-point chart:repeated="4"/>
          </chart:series>
          <chart:series chart:style-name="ch10" chart:values-cell-range-address="Foglio1.E28:Foglio1.E31" chart:label-cell-address="Foglio1.E27:Foglio1.E27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ES</text:p>
                <draw:g>
                  <svg:desc>Foglio1.B27:Foglio1.B27</svg:desc>
                </draw:g>
              </table:table-cell>
              <table:table-cell office:value-type="string">
                <text:p>DES</text:p>
                <draw:g>
                  <svg:desc>Foglio1.C27:Foglio1.C27</svg:desc>
                </draw:g>
              </table:table-cell>
              <table:table-cell office:value-type="string">
                <text:p>Blowfish</text:p>
                <draw:g>
                  <svg:desc>Foglio1.D27:Foglio1.D27</svg:desc>
                </draw:g>
              </table:table-cell>
              <table:table-cell office:value-type="string">
                <text:p>RC2</text:p>
                <draw:g>
                  <svg:desc>Foglio1.E27:Foglio1.E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MB</text:p>
                <draw:g>
                  <svg:desc>Foglio1.A28:Foglio1.A31</svg:desc>
                </draw:g>
              </table:table-cell>
              <table:table-cell office:value-type="float" office:value="0.721351">
                <text:p>0.721351</text:p>
                <draw:g>
                  <svg:desc>Foglio1.B28:Foglio1.B31</svg:desc>
                </draw:g>
              </table:table-cell>
              <table:table-cell office:value-type="float" office:value="1.024527">
                <text:p>1.024527</text:p>
                <draw:g>
                  <svg:desc>Foglio1.C28:Foglio1.C31</svg:desc>
                </draw:g>
              </table:table-cell>
              <table:table-cell office:value-type="float" office:value="0.997481">
                <text:p>0.997481</text:p>
                <draw:g>
                  <svg:desc>Foglio1.D28:Foglio1.D31</svg:desc>
                </draw:g>
              </table:table-cell>
              <table:table-cell office:value-type="float" office:value="1.462791">
                <text:p>1.462791</text:p>
                <draw:g>
                  <svg:desc>Foglio1.E28:Foglio1.E31</svg:desc>
                </draw:g>
              </table:table-cell>
            </table:table-row>
            <table:table-row>
              <table:table-cell office:value-type="string">
                <text:p>10MB</text:p>
              </table:table-cell>
              <table:table-cell office:value-type="float" office:value="0.710801">
                <text:p>0.710801</text:p>
              </table:table-cell>
              <table:table-cell office:value-type="float" office:value="1.022963">
                <text:p>1.022963</text:p>
              </table:table-cell>
              <table:table-cell office:value-type="float" office:value="1.004518">
                <text:p>1.004518</text:p>
              </table:table-cell>
              <table:table-cell office:value-type="float" office:value="1.463329">
                <text:p>1.463329</text:p>
              </table:table-cell>
            </table:table-row>
            <table:table-row>
              <table:table-cell office:value-type="string">
                <text:p>100MB</text:p>
              </table:table-cell>
              <table:table-cell office:value-type="float" office:value="0.70748">
                <text:p>0.70748</text:p>
              </table:table-cell>
              <table:table-cell office:value-type="float" office:value="1.025061">
                <text:p>1.025061</text:p>
              </table:table-cell>
              <table:table-cell office:value-type="float" office:value="1.001714">
                <text:p>1.001714</text:p>
              </table:table-cell>
              <table:table-cell office:value-type="float" office:value="1.467971">
                <text:p>1.467971</text:p>
              </table:table-cell>
            </table:table-row>
            <table:table-row>
              <table:table-cell office:value-type="string">
                <text:p>300MB</text:p>
              </table:table-cell>
              <table:table-cell office:value-type="float" office:value="0.710685">
                <text:p>0.710685</text:p>
              </table:table-cell>
              <table:table-cell office:value-type="float" office:value="1.019137">
                <text:p>1.019137</text:p>
              </table:table-cell>
              <table:table-cell office:value-type="float" office:value="1.003086">
                <text:p>1.003086</text:p>
              </table:table-cell>
              <table:table-cell office:value-type="float" office:value="1.468977">
                <text:p>1.4689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73cm" svg:y="0.316cm" chart:style-name="ch2">
          <text:p>OFB SPEED RATIO Classic Interface</text:p>
        </chart:title>
        <chart:legend chart:legend-position="end" svg:x="13.36cm" svg:y="3.454cm" style:legend-expansion="high" chart:style-name="ch3"/>
        <chart:plot-area chart:style-name="ch4" table:cell-range-address="Foglio1.A55:Foglio1.E59" chart:data-source-has-labels="both" svg:x="0.32cm" svg:y="1.275cm" svg:width="12.72cm" svg:height="7.545cm">
          <chartooo:coordinate-region svg:x="1.232cm" svg:y="1.474cm" svg:width="11.264cm" svg:height="6.699cm"/>
          <chart:axis chart:dimension="x" chart:name="primary-x" chart:style-name="ch5" chartooo:axis-type="auto">
            <chartooo:date-scale/>
            <chart:categories table:cell-range-address="Foglio1.A56:Foglio1.A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56:Foglio1.B59" chart:label-cell-address="Foglio1.B55:Foglio1.B55" chart:class="chart:line">
            <chart:data-point chart:repeated="4"/>
          </chart:series>
          <chart:series chart:style-name="ch8" chart:values-cell-range-address="Foglio1.C56:Foglio1.C59" chart:label-cell-address="Foglio1.C55:Foglio1.C55" chart:class="chart:line">
            <chart:data-point chart:repeated="4"/>
          </chart:series>
          <chart:series chart:style-name="ch9" chart:values-cell-range-address="Foglio1.D56:Foglio1.D59" chart:label-cell-address="Foglio1.D55:Foglio1.D55" chart:class="chart:line">
            <chart:data-point chart:repeated="4"/>
          </chart:series>
          <chart:series chart:style-name="ch10" chart:values-cell-range-address="Foglio1.E56:Foglio1.E59" chart:label-cell-address="Foglio1.E55:Foglio1.E55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ES</text:p>
                <draw:g>
                  <svg:desc>Foglio1.B55:Foglio1.B55</svg:desc>
                </draw:g>
              </table:table-cell>
              <table:table-cell office:value-type="string">
                <text:p>DES</text:p>
                <draw:g>
                  <svg:desc>Foglio1.C55:Foglio1.C55</svg:desc>
                </draw:g>
              </table:table-cell>
              <table:table-cell office:value-type="string">
                <text:p>Blowfish</text:p>
                <draw:g>
                  <svg:desc>Foglio1.D55:Foglio1.D55</svg:desc>
                </draw:g>
              </table:table-cell>
              <table:table-cell office:value-type="string">
                <text:p>RC2</text:p>
                <draw:g>
                  <svg:desc>Foglio1.E55:Foglio1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MB</text:p>
                <draw:g>
                  <svg:desc>Foglio1.A56:Foglio1.A59</svg:desc>
                </draw:g>
              </table:table-cell>
              <table:table-cell office:value-type="float" office:value="1.003886">
                <text:p>1.003886</text:p>
                <draw:g>
                  <svg:desc>Foglio1.B56:Foglio1.B59</svg:desc>
                </draw:g>
              </table:table-cell>
              <table:table-cell office:value-type="float" office:value="1.001006">
                <text:p>1.001006</text:p>
                <draw:g>
                  <svg:desc>Foglio1.C56:Foglio1.C59</svg:desc>
                </draw:g>
              </table:table-cell>
              <table:table-cell office:value-type="float" office:value="0.993306">
                <text:p>0.993306</text:p>
                <draw:g>
                  <svg:desc>Foglio1.D56:Foglio1.D59</svg:desc>
                </draw:g>
              </table:table-cell>
              <table:table-cell office:value-type="float" office:value="1.002142">
                <text:p>1.002142</text:p>
                <draw:g>
                  <svg:desc>Foglio1.E56:Foglio1.E59</svg:desc>
                </draw:g>
              </table:table-cell>
            </table:table-row>
            <table:table-row>
              <table:table-cell office:value-type="string">
                <text:p>10MB</text:p>
              </table:table-cell>
              <table:table-cell office:value-type="float" office:value="0.922879">
                <text:p>0.922879</text:p>
              </table:table-cell>
              <table:table-cell office:value-type="float" office:value="0.999626">
                <text:p>0.999626</text:p>
              </table:table-cell>
              <table:table-cell office:value-type="float" office:value="1.004299">
                <text:p>1.004299</text:p>
              </table:table-cell>
              <table:table-cell office:value-type="float" office:value="0.999892">
                <text:p>0.999892</text:p>
              </table:table-cell>
            </table:table-row>
            <table:table-row>
              <table:table-cell office:value-type="string">
                <text:p>100MB</text:p>
              </table:table-cell>
              <table:table-cell office:value-type="float" office:value="1.001393">
                <text:p>1.001393</text:p>
              </table:table-cell>
              <table:table-cell office:value-type="float" office:value="0.999837">
                <text:p>0.999837</text:p>
              </table:table-cell>
              <table:table-cell office:value-type="float" office:value="0.995701">
                <text:p>0.995701</text:p>
              </table:table-cell>
              <table:table-cell office:value-type="float" office:value="1.000167">
                <text:p>1.000167</text:p>
              </table:table-cell>
            </table:table-row>
            <table:table-row>
              <table:table-cell office:value-type="string">
                <text:p>300MB</text:p>
              </table:table-cell>
              <table:table-cell office:value-type="float" office:value="0.95829">
                <text:p>0.95829</text:p>
              </table:table-cell>
              <table:table-cell office:value-type="float" office:value="0.957942">
                <text:p>0.957942</text:p>
              </table:table-cell>
              <table:table-cell office:value-type="float" office:value="0.945621">
                <text:p>0.945621</text:p>
              </table:table-cell>
              <table:table-cell office:value-type="float" office:value="0.984439">
                <text:p>0.9844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